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C900000301BDA19CC4.svm" manifest:media-type=""/>
  <manifest:file-entry manifest:full-path="Pictures/200000010000021D00000124666FB47C.svm" manifest:media-type=""/>
  <manifest:file-entry manifest:full-path="Pictures/200000010000022200000124B76C1147.svm" manifest:media-type=""/>
  <manifest:file-entry manifest:full-path="Pictures/200000010000021D0000012969E53390.svm" manifest:media-type=""/>
  <manifest:file-entry manifest:full-path="Pictures/200000010000014600000129BBD7E211.svm" manifest:media-type=""/>
  <manifest:file-entry manifest:full-path="Pictures/20000001000003910000034E7938C961.svm" manifest:media-type=""/>
  <manifest:file-entry manifest:full-path="Pictures/2000000100000103000000F210DD7C79.svm" manifest:media-type=""/>
  <manifest:file-entry manifest:full-path="Pictures/2000000200000186000000C4BD46C0EB.eps" manifest:media-type=""/>
  <manifest:file-entry manifest:full-path="Pictures/20000001000002C60000012D09E38203.svm" manifest:media-type=""/>
  <manifest:file-entry manifest:full-path="Pictures/20000001000000FE000000F2E11C61C7.svm" manifest:media-type=""/>
  <manifest:file-entry manifest:full-path="Pictures/200000010000022600000129C418B3BC.svm" manifest:media-type=""/>
  <manifest:file-entry manifest:full-path="Pictures/20000001000002CB000001297ABF2A39.svm" manifest:media-type=""/>
  <manifest:file-entry manifest:full-path="Pictures/2000000100000222000001299AB1AE63.svm" manifest:media-type=""/>
  <manifest:file-entry manifest:full-path="Pictures/2000000100000BA20000057B7CB07F0E.svm" manifest:media-type=""/>
  <manifest:file-entry manifest:full-path="Pictures/20000001000003950000034E9B55A79E.svm" manifest:media-type=""/>
  <manifest:file-entry manifest:full-path="Pictures/20000001000001CD000002FDB50D4311.svm" manifest:media-type=""/>
  <manifest:file-entry manifest:full-path="Pictures/20000001000000FE000001038E021CBF.svm" manifest:media-type=""/>
  <manifest:file-entry manifest:full-path="Pictures/20000001000002220000012912A50554.svm" manifest:media-type=""/>
  <manifest:file-entry manifest:full-path="Pictures/200000010000014200000124D6958B0D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0§latex§\begin{align*}&#10;i_F&amp;=I_S \left(e^{\frac{v_{BE}}{V_T}}-1 \right)\\&#10;i_R&amp;=I_S \left(e^{\frac{v_{BC}}{V_T}}-1 \right)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i_{CF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i_{BF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{EF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D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{C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0§display§\left(\frac{I_S}{\alpha_F}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frac{i_F}{\alpha_F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0§display§\left(\frac{I_S}{\alpha_R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i_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\frac{i_R}{\alpha_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i_{E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i_{B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D_{B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9.442cm" svg:height="4.139cm" svg:x="1.267cm" svg:y="1.229cm">
          <draw:image xlink:href="Pictures/2000000200000186000000C4BD46C0EB.eps" xlink:type="simple" xlink:show="embed" xlink:actuate="onLoad">
            <text:p/>
          </draw:image>
          <draw:glue-point draw:id="4" svg:x="4.006cm" svg:y="2.991cm"/>
          <draw:glue-point draw:id="5" svg:x="-2.698cm" svg:y="-1.394cm"/>
        </draw:frame>
        <draw:frame draw:style-name="gr2" draw:text-style-name="P2" draw:layer="layout" svg:width="1.2cm" svg:height="0.911cm" svg:x="0.436cm" svg:y="5.082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2" draw:text-style-name="P2" draw:layer="layout" svg:width="0.937cm" svg:height="0.911cm" svg:x="11.61cm" svg:y="5.082cm">
          <draw:text-box>
            <text:p><text:span text:style-name="T1">(</text:span><text:span text:style-name="T2">ا</text:span><text:span text:style-name="T1">)</text:span></text:p>
          </draw:text-box>
        </draw:frame>
        <draw:line draw:style-name="gr3" draw:text-style-name="P1" draw:layer="layout" svg:x1="9.205cm" svg:y1="3.894cm" svg:x2="9.205cm" svg:y2="4.593cm">
          <text:p/>
        </draw:line>
        <draw:line draw:style-name="gr3" draw:text-style-name="P1" draw:layer="layout" svg:x1="7.954cm" svg:y1="2.906cm" svg:x2="8.674cm" svg:y2="2.906cm">
          <text:p/>
        </draw:line>
        <draw:line draw:style-name="gr3" draw:text-style-name="P1" draw:layer="layout" svg:x1="10.695cm" svg:y1="0.962cm" svg:x2="10.035cm" svg:y2="0.962cm">
          <text:p/>
        </draw:line>
        <draw:line draw:style-name="gr3" draw:text-style-name="P1" draw:layer="layout" svg:x1="10.225cm" svg:y1="4.727cm" svg:x2="10.225cm" svg:y2="5.387cm">
          <text:p/>
        </draw:line>
        <draw:line draw:style-name="gr3" draw:text-style-name="P1" draw:layer="layout" svg:x1="2.924cm" svg:y1="1.846cm" svg:x2="2.924cm" svg:y2="1.186cm">
          <text:p/>
        </draw:line>
        <draw:line draw:style-name="gr3" draw:text-style-name="P1" draw:layer="layout" svg:x1="4.115cm" svg:y1="5.7cm" svg:x2="3.455cm" svg:y2="5.7cm">
          <text:p/>
        </draw:line>
        <draw:line draw:style-name="gr3" draw:text-style-name="P1" draw:layer="layout" svg:x1="1.303cm" svg:y1="3.702cm" svg:x2="2.023cm" svg:y2="3.702cm">
          <text:p/>
        </draw:line>
        <draw:line draw:style-name="gr3" draw:text-style-name="P1" draw:layer="layout" svg:x1="3.81cm" svg:y1="2.677cm" svg:x2="3.81cm" svg:y2="1.978cm">
          <text:p/>
        </draw:line>
        <draw:connector draw:style-name="gr3" draw:text-style-name="P1" draw:layer="layout" draw:type="curve" draw:line-skew="-2.288cm -1.125cm" svg:x1="8.338cm" svg:y1="5.226cm" svg:x2="9.77cm" svg:y2="4.535cm" draw:start-shape="id1" draw:start-glue-point="1" draw:end-shape="id2" draw:end-glue-point="4" svg:d="m8338 5226c874 0 728-224 868-305s564-20 564-386">
          <text:p/>
        </draw:connector>
        <draw:connector draw:style-name="gr3" draw:text-style-name="P1" draw:layer="layout" draw:type="curve" draw:line-skew="2.497cm" svg:x1="5.358cm" svg:y1="3.554cm" svg:x2="3.441cm" svg:y2="2.722cm" draw:start-shape="id3" draw:start-glue-point="0" draw:end-shape="id2" draw:end-glue-point="5" svg:d="m5358 3554c0-492-1917-76-1917-832">
          <text:p/>
        </draw:connector>
        <draw:frame draw:style-name="gr4" draw:text-style-name="P1" draw:layer="layout" svg:width="2.977cm" svg:height="1.402cm" svg:x="4.876cm" svg:y="0.511cm">
          <draw:image xlink:href="Pictures/2000000100000BA20000057B7CB07F0E.svm" xlink:type="simple" xlink:show="embed" xlink:actuate="onLoad">
            <text:p/>
          </draw:image>
        </draw:frame>
        <draw:frame draw:style-name="gr5" draw:text-style-name="P1" draw:layer="layout" svg:width="0.648cm" svg:height="0.355cm" svg:x="10.118cm" svg:y="0.457cm">
          <draw:image xlink:href="Pictures/200000010000021D0000012969E53390.svm" xlink:type="simple" xlink:show="embed" xlink:actuate="onLoad">
            <text:p/>
          </draw:image>
        </draw:frame>
        <draw:frame draw:style-name="gr6" draw:text-style-name="P1" draw:layer="layout" svg:width="0.654cm" svg:height="0.349cm" svg:x="7.885cm" svg:y="2.425cm">
          <draw:image xlink:href="Pictures/200000010000022200000124B76C1147.svm" xlink:type="simple" xlink:show="embed" xlink:actuate="onLoad">
            <text:p/>
          </draw:image>
        </draw:frame>
        <draw:frame draw:style-name="gr7" draw:text-style-name="P1" draw:layer="layout" svg:width="0.648cm" svg:height="0.349cm" svg:x="10.401cm" svg:y="4.806cm">
          <draw:image xlink:href="Pictures/200000010000021D00000124666FB47C.svm" xlink:type="simple" xlink:show="embed" xlink:actuate="onLoad">
            <text:p/>
          </draw:image>
        </draw:frame>
        <draw:frame draw:style-name="gr8" draw:text-style-name="P1" draw:layer="layout" svg:width="0.304cm" svg:height="0.31cm" svg:x="10.876cm" svg:y="1.084cm">
          <draw:image xlink:href="Pictures/20000001000000FE000001038E021CBF.svm" xlink:type="simple" xlink:show="embed" xlink:actuate="onLoad">
            <text:p/>
          </draw:image>
        </draw:frame>
        <draw:frame draw:style-name="gr9" draw:text-style-name="P1" draw:layer="layout" svg:width="0.304cm" svg:height="0.289cm" svg:x="7.436cm" svg:y="3.098cm">
          <draw:image xlink:href="Pictures/20000001000000FE000000F2E11C61C7.svm" xlink:type="simple" xlink:show="embed" xlink:actuate="onLoad">
            <text:p/>
          </draw:image>
        </draw:frame>
        <draw:frame draw:style-name="gr10" draw:text-style-name="P1" draw:layer="layout" svg:width="0.31cm" svg:height="0.289cm" svg:x="9.72cm" svg:y="5.574cm">
          <draw:image xlink:href="Pictures/2000000100000103000000F210DD7C79.svm" xlink:type="simple" xlink:show="embed" xlink:actuate="onLoad">
            <text:p/>
          </draw:image>
        </draw:frame>
        <draw:frame draw:style-name="gr11" draw:text-style-name="P1" draw:layer="layout" svg:width="0.385cm" svg:height="0.349cm" svg:x="10.362cm" svg:y="2.047cm">
          <draw:image xlink:href="Pictures/200000010000014200000124D6958B0D.svm" xlink:type="simple" xlink:show="embed" xlink:actuate="onLoad">
            <text:p/>
          </draw:image>
        </draw:frame>
        <draw:frame draw:style-name="gr12" draw:text-style-name="P1" xml:id="id1" draw:id="id1" draw:layer="layout" svg:width="0.857cm" svg:height="0.355cm" svg:x="7.481cm" svg:y="5.049cm">
          <draw:image xlink:href="Pictures/20000001000002CB000001297ABF2A39.svm" xlink:type="simple" xlink:show="embed" xlink:actuate="onLoad">
            <text:p/>
          </draw:image>
        </draw:frame>
        <draw:frame draw:style-name="gr8" draw:text-style-name="P1" draw:layer="layout" svg:width="0.304cm" svg:height="0.31cm" svg:x="3.071cm" svg:y="0.781cm">
          <draw:image xlink:href="Pictures/20000001000000FE000001038E021CBF.svm" xlink:type="simple" xlink:show="embed" xlink:actuate="onLoad">
            <text:p/>
          </draw:image>
        </draw:frame>
        <draw:frame draw:style-name="gr9" draw:text-style-name="P1" draw:layer="layout" svg:width="0.304cm" svg:height="0.289cm" svg:x="0.822cm" svg:y="3.231cm">
          <draw:image xlink:href="Pictures/20000001000000FE000000F2E11C61C7.svm" xlink:type="simple" xlink:show="embed" xlink:actuate="onLoad">
            <text:p/>
          </draw:image>
        </draw:frame>
        <draw:frame draw:style-name="gr10" draw:text-style-name="P1" draw:layer="layout" svg:width="0.31cm" svg:height="0.289cm" svg:x="4.239cm" svg:y="5.234cm">
          <draw:image xlink:href="Pictures/2000000100000103000000F210DD7C79.svm" xlink:type="simple" xlink:show="embed" xlink:actuate="onLoad">
            <text:p/>
          </draw:image>
        </draw:frame>
        <draw:frame draw:style-name="gr13" draw:text-style-name="P1" draw:layer="layout" svg:width="0.654cm" svg:height="0.355cm" svg:x="2.196cm" svg:y="1.363cm">
          <draw:image xlink:href="Pictures/2000000100000222000001299AB1AE63.svm" xlink:type="simple" xlink:show="embed" xlink:actuate="onLoad">
            <text:p/>
          </draw:image>
        </draw:frame>
        <draw:frame draw:style-name="gr14" draw:text-style-name="P1" draw:layer="layout" svg:width="0.916cm" svg:height="0.845cm" svg:x="10.436cm" svg:y="3.545cm">
          <draw:image xlink:href="Pictures/20000001000003950000034E9B55A79E.svm" xlink:type="simple" xlink:show="embed" xlink:actuate="onLoad">
            <text:p/>
          </draw:image>
        </draw:frame>
        <draw:frame draw:style-name="gr15" draw:text-style-name="P1" draw:layer="layout" svg:width="0.552cm" svg:height="0.917cm" svg:x="8.452cm" svg:y="3.832cm">
          <draw:image xlink:href="Pictures/20000001000001CD000002FDB50D4311.svm" xlink:type="simple" xlink:show="embed" xlink:actuate="onLoad">
            <text:p/>
          </draw:image>
        </draw:frame>
        <draw:frame draw:style-name="gr16" draw:text-style-name="P1" draw:layer="layout" svg:width="0.912cm" svg:height="0.845cm" svg:x="1.692cm" svg:y="2.11cm">
          <draw:image xlink:href="Pictures/20000001000003910000034E7938C961.svm" xlink:type="simple" xlink:show="embed" xlink:actuate="onLoad">
            <text:p/>
          </draw:image>
        </draw:frame>
        <draw:frame draw:style-name="gr17" draw:text-style-name="P1" draw:layer="layout" svg:width="0.39cm" svg:height="0.355cm" svg:x="3.671cm" svg:y="4.218cm">
          <draw:image xlink:href="Pictures/200000010000014600000129BBD7E211.svm" xlink:type="simple" xlink:show="embed" xlink:actuate="onLoad">
            <text:p/>
          </draw:image>
        </draw:frame>
        <draw:frame draw:style-name="gr18" draw:text-style-name="P1" draw:layer="layout" svg:width="0.547cm" svg:height="0.922cm" svg:x="4.008cm" svg:y="1.855cm">
          <draw:image xlink:href="Pictures/20000001000001C900000301BDA19CC4.svm" xlink:type="simple" xlink:show="embed" xlink:actuate="onLoad">
            <text:p/>
          </draw:image>
        </draw:frame>
        <draw:frame draw:style-name="gr19" draw:text-style-name="P1" draw:layer="layout" svg:width="0.654cm" svg:height="0.355cm" svg:x="3.501cm" svg:y="5.861cm">
          <draw:image xlink:href="Pictures/20000001000002220000012912A50554.svm" xlink:type="simple" xlink:show="embed" xlink:actuate="onLoad">
            <text:p/>
          </draw:image>
        </draw:frame>
        <draw:frame draw:style-name="gr20" draw:text-style-name="P1" draw:layer="layout" svg:width="0.659cm" svg:height="0.355cm" svg:x="1.287cm" svg:y="3.821cm">
          <draw:image xlink:href="Pictures/200000010000022600000129C418B3BC.svm" xlink:type="simple" xlink:show="embed" xlink:actuate="onLoad">
            <text:p/>
          </draw:image>
        </draw:frame>
        <draw:frame draw:style-name="gr21" draw:text-style-name="P1" xml:id="id3" draw:id="id3" draw:layer="layout" svg:width="0.851cm" svg:height="0.36cm" svg:x="4.933cm" svg:y="3.554cm">
          <draw:image xlink:href="Pictures/20000001000002C60000012D09E3820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6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4T15:44:00</dc:date>
    <dc:creator>kkk </dc:creator>
    <meta:editing-duration>PT12M59S</meta:editing-duration>
    <meta:editing-cycles>2</meta:editing-cycles>
    <meta:generator>LibreOffice/3.3$Linux LibreOffice_project/330m19$Build-401</meta:generator>
    <meta:document-statistic meta:object-count="34"/>
  </office:meta>
</office:document-meta>
</file>